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5E000004D930039F5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b5a61" officeooo:paragraph-rsid="001b5a61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 Cintia Lemos</text:p>
      <text:p text:style-name="P1"><text:tab/><text:tab/>Jefferson Carlos</text:p>
      <text:p text:style-name="P1"><text:tab/><text:tab/>Mauri Júnior</text:p>
      <text:p text:style-name="P1"><draw:frame draw:style-name="fr1" draw:name="figuras1" text:anchor-type="paragraph" svg:x="-1.296cm" svg:y="1.595cm" svg:width="19.932cm" svg:height="19.951cm" draw:z-index="0"><draw:image xlink:href="Pictures/100000000000055E000004D930039F5D.jpg" xlink:type="simple" xlink:show="embed" xlink:actuate="onLoad"/></draw:frame><text:tab/><text:tab/>Sibelly San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0:48:51.921000000</meta:creation-date>
    <dc:date>2014-03-22T10:51:44.625000000</dc:date>
    <meta:editing-duration>P0D</meta:editing-duration>
    <meta:editing-cycles>1</meta:editing-cycles>
    <meta:document-statistic meta:table-count="0" meta:image-count="1" meta:object-count="0" meta:page-count="1" meta:paragraph-count="4" meta:word-count="9" meta:character-count="73" meta:non-whitespace-character-count="62"/>
    <meta:generator>LibreOffice/4.1.4.2$Windows_x86 LibreOffice_project/0a0440ccc0227ad9829de5f46be37cfb6edcf72</meta:generator>
  </office:meta>
</office:document-meta>
</file>